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paragraph-rsid="001a7081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2f6a3b" officeooo:paragraph-rsid="003dbe0f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bold" officeooo:rsid="003dbe0f" officeooo:paragraph-rsid="003dbe0f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4626f2" officeooo:paragraph-rsid="004626f2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4626f2" officeooo:paragraph-rsid="0038fa0b" style:font-name-complex="Arial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4821aa" style:font-weight-asian="bol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FreeSans" fo:font-weight="bold" officeooo:paragraph-rsid="004821aa" style:font-weight-asian="bold" style:font-name-complex="Arial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37528"/>
    </style:style>
    <style:style style:name="T2" style:family="text">
      <style:text-properties officeooo:rsid="00442e32"/>
    </style:style>
    <style:style style:name="T3" style:family="text">
      <style:text-properties officeooo:rsid="002f6a3b"/>
    </style:style>
    <style:style style:name="T4" style:family="text">
      <style:text-properties officeooo:rsid="0047de11"/>
    </style:style>
    <style:style style:name="T5" style:family="text">
      <style:text-properties officeooo:rsid="004626f2"/>
    </style:style>
    <style:style style:name="T6" style:family="text">
      <style:text-properties officeooo:rsid="004821aa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URSO <text:span text:style-name="T2">QT INTERFACE GRÁFICA</text:span></text:p>
      <text:p text:style-name="P13"><text:span text:style-name="T2">EXERCÍCIOS – IMAGENS DINÂMICAS</text:span></text:p>
      <text:p text:style-name="P7"/>
      <text:p text:style-name="P8"/>
      <text:p text:style-name="P9">EXERCÍCIO <text:span text:style-name="T2">01</text:span> – <text:span text:style-name="T5">SIGNOS</text:span></text:p>
      <text:p text:style-name="P11"/>
      <text:p text:style-name="P10">Criar um programa para exibir informações sobre a data de nascimento do usuário. O programa deverá ter um campo para o usuário informar a data de nascimento e um botão para exibir as informações. As informações sobre a data de nascimento devem ser exibidas nos seguintes campos:</text:p>
      <text:p text:style-name="P10"/>
      <text:p text:style-name="P10">- Um campo para informar se o ano é bissexto</text:p>
      <text:p text:style-name="P10">- Um campo para mostrar o nome do signo do zodíaco</text:p>
      <text:p text:style-name="P10">- Um campo para mostrar a imagem do signo do zodíaco</text:p>
      <text:p text:style-name="P10">- Um campo para mostrar qual o astro (planeta) esta relacionado ao signo</text:p>
      <text:p text:style-name="P10"/>
      <text:p text:style-name="P10">Utilizar a tabela abaixo para definir o signo do zodíaco</text:p>
      <text:p text:style-name="P10"/>
      <text:p text:style-name="P10">Áries - 21/03 a 20/04</text:p>
      <text:p text:style-name="P10">Touro - 21/04 a 21/05</text:p>
      <text:p text:style-name="P10">Gêmeos - 22/05 a 21/06</text:p>
      <text:p text:style-name="P10">Câncer - 22/06 a 22/07</text:p>
      <text:p text:style-name="P10">Leão - 23/07 a 22/08</text:p>
      <text:p text:style-name="P10">Virgem - 23/08 a 23/09</text:p>
      <text:p text:style-name="P10">Libra - 24/09 a 23/10</text:p>
      <text:p text:style-name="P10">Escorpião - 24/10 a 22/11</text:p>
      <text:p text:style-name="P10">Sagitário - 23/11 a 21/12</text:p>
      <text:p text:style-name="P10">Capricórnio - 22/12 a 20/01</text:p>
      <text:p text:style-name="P10">Aquário - 21/01 a 19/02</text:p>
      <text:p text:style-name="P10">Peixes - 20/02 a 20/03</text:p>
      <text:p text:style-name="P10"/>
      <text:p text:style-name="P10">Para definir qual astro (planeta) esta relacionado com signo do usuário, utilizar a tabela abaixo.</text:p>
      <text:p text:style-name="P10"/>
      <text:p text:style-name="P10">Sol: Leão</text:p>
      <text:p text:style-name="P10">Lua: Câncer</text:p>
      <text:p text:style-name="P10">Mercúrio: Gêmeos e Virgem</text:p>
      <text:p text:style-name="P10">Vênus: Touro e libra</text:p>
      <text:p text:style-name="P10">Marte: Áries</text:p>
      <text:p text:style-name="P10">Júpiter: Sagitário</text:p>
      <text:p text:style-name="P10">Saturno: Capricórnio</text:p>
      <text:p text:style-name="P10">Urano: Aquário</text:p>
      <text:p text:style-name="P10">Netuno: Peixes</text:p>
      <text:p text:style-name="P10">Plutão: Escorpi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442e32"/>
    </style:style>
    <style:style style:name="MT3" style:family="text">
      <style:text-properties officeooo:rsid="002f6a3b"/>
    </style:style>
    <style:style style:name="MT4" style:family="text">
      <style:text-properties officeooo:rsid="004821aa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1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0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201<text:span text:style-name="MT4">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38:49.105322254</dc:date>
    <meta:print-date>2008-09-01T15:51:00</meta:print-date>
    <meta:editing-cycles>73</meta:editing-cycles>
    <meta:editing-duration>PT2H10M5S</meta:editing-duration>
    <meta:generator>LibreOffice/5.0.3.2$Linux_X86_64 LibreOffice_project/00m0$Build-2</meta:generator>
    <meta:document-statistic meta:table-count="2" meta:image-count="0" meta:object-count="0" meta:page-count="1" meta:paragraph-count="36" meta:word-count="223" meta:character-count="1244" meta:non-whitespace-character-count="1053"/>
  </office:meta>
</office:document-meta>
</file>